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a509"/>
    </style:style>
    <style:style style:name="P2" style:family="paragraph" style:parent-style-name="Standard">
      <style:text-properties officeooo:rsid="0011a509" officeooo:paragraph-rsid="0011a509"/>
    </style:style>
    <style:style style:name="P3" style:family="paragraph" style:parent-style-name="Standard">
      <style:text-properties officeooo:rsid="001247ae" officeooo:paragraph-rsid="001247ae"/>
    </style:style>
    <style:style style:name="P4" style:family="paragraph" style:parent-style-name="Standard">
      <style:text-properties officeooo:rsid="00142ae3" officeooo:paragraph-rsid="00142ae3"/>
    </style:style>
    <style:style style:name="T1" style:family="text">
      <style:text-properties officeooo:rsid="00142a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 HIH8120 i2c temperatuur en vochtigheid-sensor.</text:p>
      <text:p text:style-name="P1"/>
      <text:p text:style-name="P2">Documentatie: </text:p>
      <text:p text:style-name="P3">Bedrading, deze sensor heeft een speciale bedrading nodig, er moet een condensator tussen de voeding en ground. Voor de rest zijn de standaard weerstanden aanwezig om de sdl en sdc lijnen normaal hoog te houden.</text:p>
      <text:p text:style-name="P3"/>
      <text:p text:style-name="P3">Werking, de sensor is verbonden over i2c en kan een transmissiefrequentie van 100 tot 400MHz aan. <text:span text:style-name="T1">De sensor heeft een korte settle-time waarin deze stabiliseerd en correctere metingen geeft.</text:span></text:p>
      <text:p text:style-name="P4">De Werkspanning zit tussen 3,3 en 5,5V en het meetbereik van de thermometer tussen -40 en 125°C. De vochtigheid wordt in % uitgedrukt.</text:p>
      <text:p text:style-name="P4"/>
      <text:p text:style-name="P4">De sensor uitlezen gaat als volgt, men schrijft eerst het adres van de sensor op het i2c netwerk. De sensor zal eerst zijn metingen maken en ze dan terug op het i2c netwerk zetten, na 100ms lees ik de sensor uit zodat de buffer zeker alle data bevat.</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B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B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13:18:57.699000000</meta:creation-date>
    <dc:date>2020-11-02T15:09:08.705000000</dc:date>
    <meta:editing-duration>PT9M18S</meta:editing-duration>
    <meta:editing-cycles>2</meta:editing-cycles>
    <meta:generator>LibreOffice/6.2.8.2$Windows_X86_64 LibreOffice_project/f82ddfca21ebc1e222a662a32b25c0c9d20169ee</meta:generator>
    <meta:document-statistic meta:table-count="0" meta:image-count="0" meta:object-count="0" meta:page-count="1" meta:paragraph-count="6" meta:word-count="142" meta:character-count="848" meta:non-whitespace-character-count="711"/>
  </office:meta>
</office:document-meta>
</file>